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2"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3"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normal"/>
    </style:style>
    <style:style style:name="T3" style:family="text">
      <style:text-properties fo:font-variant="normal" fo:text-transform="none" fo:color="#23282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5"><text:span text:style-name="Strong_20_Emphasis"><text:span text:style-name="T1">&lt;html&gt;</text:span></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5"><text:span text:style-name="Strong_20_Emphasis"><text:span text:style-name="T1">&lt;head&gt;</text:span></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5"><text:span text:style-name="Strong_20_Emphasis"><text:span text:style-name="T1">&lt;body&gt;</text:span></text:span></text:p>
      <text:p text:style-name="P4">E dentro da tag body colocamos todo o conteúdo visível ao usuário: textos, imagens, vídeos.</text:p>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E por último escreveremos nosso nome dentro do elemento body apenas para enxergarmos isso no navegador.</text:p>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5"><text:soft-page-break/><text:span text:style-name="Strong_20_Emphasis"><text:span text:style-name="T1">&lt;section&gt;</text:span></text:span></text:p>
      <text:p text:style-name="P4">Representa uma seção genérica de conteúdo quando não houver um elemento mais específico para isso.</text:p>
      <text:p text:style-name="P5"><text:span text:style-name="Strong_20_Emphasis"><text:span text:style-name="T1">&lt;header&gt;</text:span></text:span></text:p>
      <text:p text:style-name="P4">É o cabeçalho da página ou de uma seção da página e normalmente contém logotipos, menus, campos de busca.</text:p>
      <text:p text:style-name="P5"><text:span text:style-name="Strong_20_Emphasis"><text:span text:style-name="T1">&lt;article&gt;</text:span></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5"><text:span text:style-name="Strong_20_Emphasis"><text:span text:style-name="T1">&lt;aside&gt;</text:span></text:span></text:p>
      <text:p text:style-name="P4">É uma seção que engloba conteúdos relacionados ao conteúdo principal, como artigos relacionados, biografia do autor e publicidade. Normalmente são representadas como barras laterais.</text:p>
      <text:p text:style-name="P5"><text:span text:style-name="Strong_20_Emphasis"><text:span text:style-name="T1">&lt;footer&gt;</text:span></text:span></text:p>
      <text:p text:style-name="P5"><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5"><text:span text:style-name="Strong_20_Emphasis"><text:span text:style-name="T1">&lt;h1&gt;</text:span></text:span><text:span text:style-name="T2">-</text:span><text:span text:style-name="Strong_20_Emphasis"><text:span text:style-name="T1">&lt;h6&gt;</text:span></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5"><text:soft-page-break/><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4">O target neste momento vai servir para nos ajudar a abrir nossos links em outra aba do navegador usando o valor _blank.</text:p>
      <text:h text:style-name="P3" text:outline-level="2">Prática</text:h>
      <text:p text:style-name="P5"><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5"><text:span text:style-name="T2">E em alguma parte deste texto vamos adicionar um </text:span><text:span text:style-name="Emphasis"><text:span text:style-name="T2">hiperlink</text:span></text:span><text:span text:style-name="T2"> para outra página e um para nosso e-mail.</text:span></text:p>
      <text:p text:style-name="P5"><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4">Vamos adicionar uma imagem ao cabeçalho da página e uma imagem a postagem.</text:p>
      <text:p text:style-name="P5"><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5"><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5"><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h text:style-name="P3" text:outline-level="2"><text:soft-page-break/>Prática</text:h>
      <text:p text:style-name="P5"><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5"><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1:23:00.251175540</meta:creation-date>
    <dc:date>2022-01-17T11:23:37.965558423</dc:date>
    <meta:editing-duration>PT41S</meta:editing-duration>
    <meta:editing-cycles>1</meta:editing-cycles>
    <meta:document-statistic meta:table-count="0" meta:image-count="0" meta:object-count="0" meta:page-count="4" meta:paragraph-count="73" meta:word-count="1546" meta:character-count="8960" meta:non-whitespace-character-count="7487"/>
    <meta:generator>LibreOffice/6.4.7.2$Linux_X86_64 LibreOffice_project/40$Build-2</meta:generator>
  </office:meta>
</office:document-meta>
</file>